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="none"/>
    </style:style>
    <style:style style:name="Table7" style:family="table">
      <style:table-properties style:width="1.966in" table:align="left"/>
    </style:style>
    <style:style style:name="Table7.A" style:family="table-column">
      <style:table-column-properties style:column-width="1.966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6.8229in" fo:margin-left="0in" fo:margin-right="0.1021in" table:align="margins"/>
    </style:style>
    <style:style style:name="Table2.A" style:family="table-column">
      <style:table-column-properties style:column-width="1.2368in" style:rel-column-width="11879*"/>
    </style:style>
    <style:style style:name="Table2.B" style:family="table-column">
      <style:table-column-properties style:column-width="0.1563in" style:rel-column-width="1500*"/>
    </style:style>
    <style:style style:name="Table2.C" style:family="table-column">
      <style:table-column-properties style:column-width="5.4299in" style:rel-column-width="52156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5.3542in" table:align="margins"/>
    </style:style>
    <style:style style:name="Table4.A" style:family="table-column">
      <style:table-column-properties style:column-width="0.2722in" style:rel-column-width="3333*"/>
    </style:style>
    <style:style style:name="Table4.B" style:family="table-column">
      <style:table-column-properties style:column-width="5.0819in" style:rel-column-width="62202*"/>
    </style:style>
    <style:style style:name="Table4.1" style:family="table-row">
      <style:table-row-properties style:min-row-height="0.3514in"/>
    </style:style>
    <style:style style:name="Table4.A1" style:family="table-cell">
      <style:table-cell-properties fo:padding="0.0382in" fo:border="none"/>
    </style:style>
    <style:style style:name="Table4.A2" style:family="table-cell" style:data-style-name="N0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2243in" style:rel-column-width="11586*"/>
    </style:style>
    <style:style style:name="Table5.B" style:family="table-column">
      <style:table-column-properties style:column-width="0.1563in" style:rel-column-width="1478*"/>
    </style:style>
    <style:style style:name="Table5.C" style:family="table-column">
      <style:table-column-properties style:column-width="5.5444in" style:rel-column-width="52471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9639in"/>
    </style:style>
    <style:style style:name="Table6" style:family="table">
      <style:table-properties style:width="5.4826in" fo:margin-left="0in" fo:margin-right="-0.0139in" table:align="margins"/>
    </style:style>
    <style:style style:name="Table6.A" style:family="table-column">
      <style:table-column-properties style:column-width="0.2861in" style:rel-column-width="3420*"/>
    </style:style>
    <style:style style:name="Table6.B" style:family="table-column">
      <style:table-column-properties style:column-width="5.1965in" style:rel-column-width="62115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8" style:family="table">
      <style:table-properties style:width="5.4688in" table:align="margins"/>
    </style:style>
    <style:style style:name="Table8.A" style:family="table-column">
      <style:table-column-properties style:column-width="0.2993in" style:rel-column-width="3587*"/>
    </style:style>
    <style:style style:name="Table8.B" style:family="table-column">
      <style:table-column-properties style:column-width="5.1694in" style:rel-column-width="61948*"/>
    </style:style>
    <style:style style:name="Table8.A1" style:family="table-cell" style:data-style-name="N0">
      <style:table-cell-properties fo:padding="0.0382in" fo:border="none"/>
    </style:style>
    <style:style style:name="Table8.B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931in" style:rel-column-width="13183*"/>
    </style:style>
    <style:style style:name="Table9.B" style:family="table-column">
      <style:table-column-properties style:column-width="0.1563in" style:rel-column-width="1478*"/>
    </style:style>
    <style:style style:name="Table9.C" style:family="table-column">
      <style:table-column-properties style:column-width="0.2215in" style:rel-column-width="2096*"/>
    </style:style>
    <style:style style:name="Table9.D" style:family="table-column">
      <style:table-column-properties style:column-width="5.1542in" style:rel-column-width="48778*"/>
    </style:style>
    <style:style style:name="Table9.A1" style:family="table-cell">
      <style:table-cell-properties fo:padding="0.0382in" fo:border="none"/>
    </style:style>
    <style:style style:name="Table9.C1" style:family="table-cell" style:data-style-name="N0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3542in" style:rel-column-width="31732*"/>
    </style:style>
    <style:style style:name="Table3.B" style:family="table-column">
      <style:table-column-properties style:column-width="3.5729in" style:rel-column-width="33803*"/>
    </style:style>
    <style:style style:name="Table3.A1" style:family="table-cell">
      <style:table-cell-properties style:vertical-align="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5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color="#474747"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282828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82828" fo:font-size="12pt" style:font-size-asian="12pt" style:font-size-complex="12pt"/>
    </style:style>
    <style:style style:name="T2" style:family="text">
      <style:text-properties fo:color="#3d3d3d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{Kejaksaan}</text:p>
          </table:table-cell>
          <table:table-cell table:style-name="Table1.A1" office:value-type="string">
            <text:p text:style-name="P4">P-48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13">“UNTUK KEADILAN”</text:p>
          </table:table-cell>
        </table:table-row>
      </table:table>
      <text:p text:style-name="P19"/>
      <text:p text:style-name="P19"><text:s/>SURAT PERINTAH</text:p>
      <text:p text:style-name="P19"><text:s text:c="36"/>PELAKSANAAN PUTUSAN PENGADILAN<text:span text:style-name="T2"><text:tab/><text:tab/><text:tab/><text:tab/></text:span></text:p>
      <text:p text:style-name="P20"><text:span text:style-name="T2"><text:tab/><text:tab/><text:tab/><text:tab/><text:tab/>N</text:span><text:span text:style-name="T1">OMOR <text:s/>: <text:s/>{no_print}</text:span></text:p>
      <text:p text:style-name="P22"/>
      <text:p text:style-name="P20"><text:span text:style-name="T1"><text:tab/><text:tab/><text:tab/></text:span>KEPALA <text:s/>KEJAKSAAN{kepala}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Dasar <text:s/>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3">1</text:p>
                  <text:p text:style-name="P3"/>
                </table:table-cell>
                <table:table-cell table:style-name="Table4.A1" office:value-type="string">
                  <text:p text:style-name="P9"><text:s/>Putusan Pengadilan Negeri/Pengadilan Tinggi/Mahkamah Agung RI No. {nomor} tanggal {tanggal}</text:p>
                </table:table-cell>
              </table:table-row>
              <table:table-row>
                <table:table-cell table:style-name="Table4.A2" office:value-type="float" office:value="2">
                  <text:p text:style-name="P3">2</text:p>
                </table:table-cell>
                <table:table-cell table:style-name="Table4.A1" office:value-type="string">
                  <text:p text:style-name="P3"><text:s/>UU No. 3 Tahun 1950 tentang Grasi / pasal 3 dan 14 UU No. 2/PNPS/1964 tentang pelaksanaan pidana mati </text:p>
                </table:table-cell>
              </table:table-row>
              <table:table-row>
                <table:table-cell table:style-name="Table4.A2" office:value-type="float" office:value="3">
                  <text:p text:style-name="P3">3</text:p>
                </table:table-cell>
                <table:table-cell table:style-name="Table4.A1" office:value-type="string">
                  <text:p text:style-name="P3"><text:s/>Pasal 46(2), 191,192,193,194, 1 butir 6a jo 197 jo 270, 273 KUHAP.</text:p>
                </table:table-cell>
              </table:table-row>
              <table:table-row>
                <table:table-cell table:style-name="Table4.A2" office:value-type="float" office:value="4">
                  <text:p text:style-name="P3">4</text:p>
                </table:table-cell>
                <table:table-cell table:style-name="Table4.A1" office:value-type="string">
                  <text:p text:style-name="P3"><text:s/>Pasal 27 ayat(1) b UU No. 5 Tahun 1991 tentang Kejaksaan RI</text:p>
                </table:table-cell>
              </table:table-row>
            </table:table>
            <text:p text:style-name="P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Pertimbangan 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float" office:value="1">
                  <text:p text:style-name="P11">1</text:p>
                </table:table-cell>
                <table:table-cell table:style-name="Table6.B1" office:value-type="string">
                  <text:p text:style-name="P21">Bahwa putusan pengadilan tersebut telah memperoleh kekuatan</text:p>
                  <text:p text:style-name="P21">hukum yang tetap pada tanggal {tanggal} dan oleh karena</text:p>
                  <text:p text:style-name="P21">itu perlu segera dilaksanakan.</text:p>
                </table:table-cell>
              </table:table-row>
              <table:table-row>
                <table:table-cell table:style-name="Table6.A1" office:value-type="float" office:value="2">
                  <text:p text:style-name="P10">2</text:p>
                </table:table-cell>
                <table:table-cell table:style-name="Table6.B1" office:value-type="string">
                  <text:p text:style-name="Table_20_Contents">Bahwa sebagai pelaksanaannya perlu dikeluarkan Surat Perintah</text:p>
                  <text:p text:style-name="Table_20_Contents">Kepala Kejaksaan.</text:p>
                </table:table-cell>
              </table:table-row>
            </table:table>
            <text:p text:style-name="P11"/>
            <text:p text:style-name="P12">MEMERINTAHKAN :</text:p>
          </table:table-cell>
        </table:table-row>
        <table:table-row table:style-name="Table5.2">
          <table:table-cell table:style-name="Table5.A1" office:value-type="string">
            <text:p text:style-name="P11">Kepada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>
                  <text:p text:style-name="P11"/>
                </table:table-cell>
                <table:table-cell table:style-name="Table8.B1" office:value-type="string">
                  <text:p text:style-name="P15"><text:s/>[!-- BEGIN jpu --] </text:p>
                  <text:p text:style-name="P2">{urutan_jpu}. <text:s/>Nama <text:s text:c="4"/>: {nama_jpu}</text:p>
                  <text:p text:style-name="P2"><text:s text:c="24"/>Pangkat <text:s/>: {pangkat_jpu}</text:p>
                  <text:p text:style-name="P2"><text:s text:c="24"/>Jabatan <text:s text:c="2"/>: {jabatan_jpu}</text:p>
                  <text:p text:style-name="P15">[!-- END jpu --]</text:p>
                </table:table-cell>
              </table:table-row>
            </table:table>
            <text:p text:style-name="P11"/>
          </table:table-cell>
        </table:table-row>
      </table:table>
      <text:p text:style-name="P14"/>
      <text:p text:style-name="P14"><text:s text:c="10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">Untuk </text:p>
          </table:table-cell>
          <table:table-cell table:style-name="Table9.A1" office:value-type="string">
            <text:p text:style-name="P11">:</text:p>
          </table:table-cell>
          <table:table-cell table:style-name="Table9.C1" office:value-type="float" office:value="1">
            <text:p text:style-name="P11">1</text:p>
          </table:table-cell>
          <table:table-cell table:style-name="Table9.A1" office:value-type="string">
            <text:p text:style-name="P11">Melaksanakan putusan Pengadilan Negeri/Pengadilan Tinggi/Mahkamah Agung No. {nomor} tanggal {tanggal} atas nama (terpidana) :</text:p>
            <text:p text:style-name="P15"><text:s/>[!-- BEGIN terpidana_pasal --] </text:p>
            <text:p text:style-name="P2">{urutan_terpidana_pasal }. {nama_terpidana_pasal} melanggat pasar {pasal}</text:p>
            <text:p text:style-name="P16">[!-- END terpidana_pasal <text:s/>--]</text:p>
          </table:table-cell>
        </table:table-row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/>
          </table:table-cell>
          <table:table-cell table:style-name="Table9.C1" office:value-type="float" office:value="2">
            <text:p text:style-name="P11">2</text:p>
          </table:table-cell>
          <table:table-cell table:style-name="Table9.A1" office:value-type="string">
            <text:p text:style-name="P11">Melaksanakan perintah yang terdapat dalam putusan PN/P T/MA No. {nomor} tanggal {tanggal} tersebut</text:p>
          </table:table-cell>
        </table:table-row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/>
          </table:table-cell>
          <table:table-cell table:style-name="Table9.C1" office:value-type="float" office:value="3">
            <text:p text:style-name="P11">3</text:p>
          </table:table-cell>
          <table:table-cell table:style-name="Table9.A1" office:value-type="string">
            <text:p text:style-name="P11">Melaporkan setiap pelaksanaan surat perintah ini dengan berita acara.</text:p>
          </table:table-cell>
        </table:table-row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/>
          </table:table-cell>
          <table:table-cell table:style-name="Table9.C1" office:value-type="float" office:value="4">
            <text:p text:style-name="P11">4</text:p>
          </table:table-cell>
          <table:table-cell table:style-name="Table9.A1" office:value-type="string">
            <text:p text:style-name="P11">Agar dilaksanakan dengan dengan penuh rasa tanggung jawab.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<text:s/></text:p>
          </table:table-cell>
          <table:table-cell office:value-type="string">
            <text:p text:style-name="P7">Dikeluarkan di <text:s text:c="3"/>: {dikeluarkan}</text:p>
            <text:p text:style-name="P7">Pada tanggal <text:s text:c="6"/>: {pd_tgl}</text:p>
            <text:p text:style-name="P7"/>
            <text:p text:style-name="P6">{kepala} </text:p>
            <text:p text:style-name="P23">SELAKU PENUNTUT UMUM</text:p>
            <text:p text:style-name="P6"/>
            <text:p text:style-name="P6"/>
            <text:p text:style-name="P6"/>
            <text:p text:style-name="P8">{nama_penandatangan}</text:p>
            <text:p text:style-name="P6"><text:s/>{pangkat} NIP. {nip_penandatangan}</text:p>
          </table:table-cell>
        </table:table-row>
      </table:table>
      <text:p text:style-name="P17"/>
      <text:p text:style-name="P2"><text:s/></text:p>
      <text:p text:style-name="P2">Tembusan </text:p>
      <text:p text:style-name="P2">[!-- BEGIN tembusan --] </text:p>
      <text:p text:style-name="P2">{urutan_tembusan}. {nama_tembusan}</text:p>
      <text:p text:style-name="P2">[!-- END tembusan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12:05.55</dc:date>
    <meta:editing-duration>PT13H46M1S</meta:editing-duration>
    <meta:editing-cycles>142</meta:editing-cycles>
    <meta:generator>OpenOffice/4.1.1$Win32 OpenOffice.org_project/411m6$Build-9775</meta:generator>
    <meta:document-statistic meta:table-count="9" meta:image-count="0" meta:object-count="0" meta:page-count="1" meta:paragraph-count="60" meta:word-count="226" meta:character-count="1673"/>
    <dc:creator>hadi wibowo</dc:creator>
  </office:meta>
</office:document-meta>
</file>